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13:08:11.2049215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Jesus Castagnetto</meta:initial-creator>
    <meta:creation-date>2020-04-08T17:37:30.752380112</meta:creation-date>
    <dc:date>2020-04-23T13:12:34.515789676</dc:date>
    <dc:creator>Jesus Castagnetto</dc:creator>
    <meta:editing-duration>PT58M45S</meta:editing-duration>
    <meta:editing-cycles>17</meta:editing-cycles>
    <meta:generator>LibreOffice/6.4.2.2$Linux_X86_64 LibreOffice_project/40$Build-2</meta:generator>
    <meta:document-statistic meta:table-count="1" meta:cell-count="260" meta:object-count="0"/>
  </office:meta>
</office:document-meta>
</file>